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fb0d6" officeooo:paragraph-rsid="000fb0d6"/>
    </style:style>
    <style:style style:name="P2" style:family="paragraph" style:parent-style-name="Standard">
      <style:text-properties fo:language="en" fo:country="US" officeooo:rsid="00167b5c" officeooo:paragraph-rsid="00167b5c"/>
    </style:style>
    <style:style style:name="P3" style:family="paragraph" style:parent-style-name="Standard">
      <style:text-properties fo:language="en" fo:country="US" officeooo:rsid="00392575" officeooo:paragraph-rsid="00392575"/>
    </style:style>
    <style:style style:name="P4" style:family="paragraph" style:parent-style-name="Standard">
      <style:text-properties fo:language="en" fo:country="US" officeooo:rsid="0017fa46" officeooo:paragraph-rsid="0017fa46"/>
    </style:style>
    <style:style style:name="P5" style:family="paragraph" style:parent-style-name="Standard">
      <style:text-properties fo:language="en" fo:country="US" officeooo:rsid="001b7f12" officeooo:paragraph-rsid="001b7f12"/>
    </style:style>
    <style:style style:name="P6" style:family="paragraph" style:parent-style-name="Standard">
      <style:text-properties fo:language="en" fo:country="US" officeooo:rsid="0034493a" officeooo:paragraph-rsid="0034493a"/>
    </style:style>
    <style:style style:name="P7" style:family="paragraph" style:parent-style-name="Standard">
      <style:text-properties fo:language="en" fo:country="US" officeooo:rsid="00359c1c" officeooo:paragraph-rsid="00359c1c"/>
    </style:style>
    <style:style style:name="P8" style:family="paragraph" style:parent-style-name="Standard">
      <style:text-properties fo:language="en" fo:country="US" officeooo:rsid="0039f6da" officeooo:paragraph-rsid="0039f6da"/>
    </style:style>
    <style:style style:name="P9" style:family="paragraph" style:parent-style-name="Standard">
      <style:text-properties fo:language="en" fo:country="US" officeooo:rsid="0039f6da" officeooo:paragraph-rsid="005ba4a9"/>
    </style:style>
    <style:style style:name="P10" style:family="paragraph" style:parent-style-name="Standard">
      <style:text-properties fo:language="en" fo:country="US" officeooo:rsid="0051356d" officeooo:paragraph-rsid="0051356d"/>
    </style:style>
    <style:style style:name="P11" style:family="paragraph" style:parent-style-name="Standard">
      <style:text-properties fo:language="en" fo:country="US" officeooo:rsid="0051356d" officeooo:paragraph-rsid="005ba4a9"/>
    </style:style>
    <style:style style:name="P12" style:family="paragraph" style:parent-style-name="Standard">
      <style:text-properties fo:language="en" fo:country="US" officeooo:rsid="005320e7" officeooo:paragraph-rsid="005320e7"/>
    </style:style>
    <style:style style:name="P13" style:family="paragraph" style:parent-style-name="Standard">
      <style:text-properties fo:language="en" fo:country="US" officeooo:rsid="0053d306" officeooo:paragraph-rsid="00573356"/>
    </style:style>
    <style:style style:name="P14" style:family="paragraph" style:parent-style-name="Standard">
      <style:text-properties fo:language="en" fo:country="US" officeooo:rsid="0053d306" officeooo:paragraph-rsid="0059160e"/>
    </style:style>
    <style:style style:name="P15" style:family="paragraph" style:parent-style-name="Standard">
      <style:text-properties fo:language="en" fo:country="US" officeooo:rsid="0053d306" officeooo:paragraph-rsid="006cf41d"/>
    </style:style>
    <style:style style:name="P16" style:family="paragraph" style:parent-style-name="Standard">
      <style:text-properties fo:language="en" fo:country="US" officeooo:rsid="005a2f00" officeooo:paragraph-rsid="005a2f00"/>
    </style:style>
    <style:style style:name="P17" style:family="paragraph" style:parent-style-name="Standard">
      <style:text-properties fo:language="en" fo:country="US" fo:font-weight="bold" officeooo:rsid="005320e7" officeooo:paragraph-rsid="005320e7" style:font-weight-asian="bold" style:font-weight-complex="bold"/>
    </style:style>
    <style:style style:name="P18" style:family="paragraph" style:parent-style-name="Standard">
      <style:text-properties fo:language="en" fo:country="US" officeooo:rsid="005d848a" officeooo:paragraph-rsid="005d9392"/>
    </style:style>
    <style:style style:name="P19" style:family="paragraph" style:parent-style-name="Standard">
      <style:text-properties fo:language="en" fo:country="US" officeooo:rsid="005d848a" officeooo:paragraph-rsid="00681a48"/>
    </style:style>
    <style:style style:name="P20" style:family="paragraph" style:parent-style-name="Standard">
      <style:text-properties fo:language="en" fo:country="US" officeooo:rsid="0066d728" officeooo:paragraph-rsid="006b338c"/>
    </style:style>
    <style:style style:name="P21" style:family="paragraph" style:parent-style-name="Standard">
      <style:text-properties fo:language="en" fo:country="US" officeooo:rsid="0066d728" officeooo:paragraph-rsid="006dee8a"/>
    </style:style>
    <style:style style:name="P22" style:family="paragraph" style:parent-style-name="Standard">
      <style:text-properties fo:language="en" fo:country="US" officeooo:rsid="0066d728" officeooo:paragraph-rsid="00800ca4"/>
    </style:style>
    <style:style style:name="P23" style:family="paragraph" style:parent-style-name="Standard">
      <style:text-properties fo:language="en" fo:country="US" fo:font-weight="normal" officeooo:rsid="006b338c" officeooo:paragraph-rsid="006b355d" style:font-weight-asian="normal" style:font-weight-complex="normal"/>
    </style:style>
    <style:style style:name="P24" style:family="paragraph" style:parent-style-name="Standard" style:list-style-name="L1">
      <style:text-properties fo:language="en" fo:country="US" officeooo:rsid="000fb0d6" officeooo:paragraph-rsid="000fb0d6"/>
    </style:style>
    <style:style style:name="P25" style:family="paragraph" style:parent-style-name="Standard" style:list-style-name="L1">
      <style:text-properties fo:language="en" fo:country="US" officeooo:rsid="0011a9ff" officeooo:paragraph-rsid="0011a9ff"/>
    </style:style>
    <style:style style:name="P26" style:family="paragraph" style:parent-style-name="Standard" style:list-style-name="L1">
      <style:text-properties fo:language="en" fo:country="US" officeooo:rsid="00125b6f" officeooo:paragraph-rsid="00125b6f"/>
    </style:style>
    <style:style style:name="P27" style:family="paragraph" style:parent-style-name="Standard" style:list-style-name="L1">
      <style:text-properties fo:language="en" fo:country="US" officeooo:rsid="0013d81e" officeooo:paragraph-rsid="0013d81e"/>
    </style:style>
    <style:style style:name="P28" style:family="paragraph" style:parent-style-name="Standard" style:list-style-name="L1">
      <style:text-properties fo:language="en" fo:country="US" officeooo:rsid="0015c1df" officeooo:paragraph-rsid="0015c1df"/>
    </style:style>
    <style:style style:name="P29" style:family="paragraph" style:parent-style-name="Standard" style:list-style-name="L1">
      <style:text-properties fo:language="en" fo:country="US" officeooo:rsid="00167b5c" officeooo:paragraph-rsid="0017fa46"/>
    </style:style>
    <style:style style:name="P30" style:family="paragraph" style:parent-style-name="Standard" style:list-style-name="L1">
      <style:text-properties fo:language="en" fo:country="US" officeooo:rsid="00167b5c" officeooo:paragraph-rsid="00167b5c"/>
    </style:style>
    <style:style style:name="P31" style:family="paragraph" style:parent-style-name="Standard" style:list-style-name="L1">
      <style:text-properties fo:language="en" fo:country="US" officeooo:rsid="0022271c" officeooo:paragraph-rsid="0022271c"/>
    </style:style>
    <style:style style:name="P32" style:family="paragraph" style:parent-style-name="Standard" style:list-style-name="L1">
      <style:text-properties fo:language="en" fo:country="US" officeooo:rsid="0022271c" officeooo:paragraph-rsid="0025198c"/>
    </style:style>
    <style:style style:name="P33" style:family="paragraph" style:parent-style-name="Standard" style:list-style-name="L1">
      <style:text-properties fo:language="en" fo:country="US" officeooo:rsid="0025e1be" officeooo:paragraph-rsid="0025e1be"/>
    </style:style>
    <style:style style:name="P34" style:family="paragraph" style:parent-style-name="Standard" style:list-style-name="L1">
      <style:text-properties fo:language="en" fo:country="US" officeooo:rsid="0038aa3b" officeooo:paragraph-rsid="007e770a"/>
    </style:style>
    <style:style style:name="P35" style:family="paragraph" style:parent-style-name="Standard" style:list-style-name="L1">
      <style:text-properties fo:language="en" fo:country="US" officeooo:rsid="003aaa3e" officeooo:paragraph-rsid="003aaa3e"/>
    </style:style>
    <style:style style:name="P36" style:family="paragraph" style:parent-style-name="Standard" style:list-style-name="L1">
      <style:text-properties fo:language="en" fo:country="US" officeooo:rsid="00392575" officeooo:paragraph-rsid="00392575"/>
    </style:style>
    <style:style style:name="P37" style:family="paragraph" style:parent-style-name="Standard" style:list-style-name="L4">
      <style:text-properties fo:language="en" fo:country="US" officeooo:rsid="00392575" officeooo:paragraph-rsid="00392575"/>
    </style:style>
    <style:style style:name="P38" style:family="paragraph" style:parent-style-name="Standard" style:list-style-name="L1">
      <style:text-properties fo:language="en" fo:country="US" officeooo:rsid="00786baf" officeooo:paragraph-rsid="00786baf"/>
    </style:style>
    <style:style style:name="P39" style:family="paragraph" style:parent-style-name="Standard" style:list-style-name="L2">
      <style:text-properties fo:language="en" fo:country="US" officeooo:rsid="00786baf" officeooo:paragraph-rsid="00786baf"/>
    </style:style>
    <style:style style:name="P40" style:family="paragraph" style:parent-style-name="Standard" style:list-style-name="L2">
      <style:text-properties fo:language="en" fo:country="US" officeooo:rsid="0017fa46" officeooo:paragraph-rsid="0017fa46"/>
    </style:style>
    <style:style style:name="P41" style:family="paragraph" style:parent-style-name="Standard" style:list-style-name="L2">
      <style:text-properties fo:language="en" fo:country="US" officeooo:rsid="001f385d" officeooo:paragraph-rsid="001f385d"/>
    </style:style>
    <style:style style:name="P42" style:family="paragraph" style:parent-style-name="Standard" style:list-style-name="L2">
      <style:text-properties fo:language="en" fo:country="US" officeooo:rsid="001f385d" officeooo:paragraph-rsid="00321cbd"/>
    </style:style>
    <style:style style:name="P43" style:family="paragraph" style:parent-style-name="Standard" style:list-style-name="L2">
      <style:text-properties fo:language="en" fo:country="US" officeooo:rsid="0020f003" officeooo:paragraph-rsid="0020f003"/>
    </style:style>
    <style:style style:name="P44" style:family="paragraph" style:parent-style-name="Standard" style:list-style-name="L2">
      <style:text-properties fo:language="en" fo:country="US" officeooo:rsid="002c4aa3" officeooo:paragraph-rsid="002c4aa3"/>
    </style:style>
    <style:style style:name="P45" style:family="paragraph" style:parent-style-name="Standard" style:list-style-name="L2">
      <style:text-properties fo:language="en" fo:country="US" officeooo:rsid="00194565" officeooo:paragraph-rsid="00194565"/>
    </style:style>
    <style:style style:name="P46" style:family="paragraph" style:parent-style-name="Standard" style:list-style-name="L2">
      <style:text-properties fo:language="en" fo:country="US" officeooo:rsid="002eff68" officeooo:paragraph-rsid="007b88c7"/>
    </style:style>
    <style:style style:name="P47" style:family="paragraph" style:parent-style-name="Standard" style:list-style-name="L2">
      <style:text-properties fo:language="en" fo:country="US" officeooo:rsid="00309ac3" officeooo:paragraph-rsid="00309ac3"/>
    </style:style>
    <style:style style:name="P48" style:family="paragraph" style:parent-style-name="Standard" style:list-style-name="L2">
      <style:text-properties fo:language="en" fo:country="US" officeooo:rsid="0076d57b" officeooo:paragraph-rsid="0076d57b"/>
    </style:style>
    <style:style style:name="P49" style:family="paragraph" style:parent-style-name="Standard" style:list-style-name="L2">
      <style:text-properties fo:language="en" fo:country="US" officeooo:rsid="0077ef18" officeooo:paragraph-rsid="0077ef18"/>
    </style:style>
    <style:style style:name="P50" style:family="paragraph" style:parent-style-name="Standard" style:list-style-name="L2">
      <style:text-properties fo:language="en" fo:country="US" officeooo:rsid="0079ebde" officeooo:paragraph-rsid="0079ebde"/>
    </style:style>
    <style:style style:name="P51" style:family="paragraph" style:parent-style-name="Standard" style:list-style-name="L3">
      <style:text-properties fo:language="en" fo:country="US" officeooo:rsid="00359c1c" officeooo:paragraph-rsid="00359c1c"/>
    </style:style>
    <style:style style:name="P52" style:family="paragraph" style:parent-style-name="Standard" style:list-style-name="L4">
      <style:text-properties fo:language="en" fo:country="US" officeooo:rsid="007291fc" officeooo:paragraph-rsid="007291fc"/>
    </style:style>
    <style:style style:name="P53" style:family="paragraph" style:parent-style-name="Standard" style:list-style-name="L4">
      <style:text-properties fo:language="en" fo:country="US" officeooo:rsid="0039f6da" officeooo:paragraph-rsid="0039f6da"/>
    </style:style>
    <style:style style:name="P54" style:family="paragraph" style:parent-style-name="Standard" style:list-style-name="L2">
      <style:text-properties style:text-position="0% 100%" fo:language="en" fo:country="US" officeooo:rsid="0085bc35" officeooo:paragraph-rsid="0085bc35"/>
    </style:style>
    <style:style style:name="T1" style:family="text">
      <style:text-properties officeooo:rsid="00125b6f"/>
    </style:style>
    <style:style style:name="T2" style:family="text">
      <style:text-properties officeooo:rsid="0013d81e"/>
    </style:style>
    <style:style style:name="T3" style:family="text">
      <style:text-properties officeooo:rsid="00144c89"/>
    </style:style>
    <style:style style:name="T4" style:family="text">
      <style:text-properties officeooo:rsid="00165f6c"/>
    </style:style>
    <style:style style:name="T5" style:family="text">
      <style:text-properties officeooo:rsid="0017fa46"/>
    </style:style>
    <style:style style:name="T6" style:family="text">
      <style:text-properties officeooo:rsid="001e843e"/>
    </style:style>
    <style:style style:name="T7" style:family="text">
      <style:text-properties officeooo:rsid="0020ba96"/>
    </style:style>
    <style:style style:name="T8" style:family="text">
      <style:text-properties officeooo:rsid="002354ea"/>
    </style:style>
    <style:style style:name="T9" style:family="text">
      <style:text-properties officeooo:rsid="0025e1be"/>
    </style:style>
    <style:style style:name="T10" style:family="text">
      <style:text-properties style:text-position="super 58%"/>
    </style:style>
    <style:style style:name="T11" style:family="text">
      <style:text-properties style:text-position="super 58%" officeooo:rsid="005d9392"/>
    </style:style>
    <style:style style:name="T12" style:family="text">
      <style:text-properties style:text-position="super 58%" officeooo:rsid="005efc36"/>
    </style:style>
    <style:style style:name="T13" style:family="text">
      <style:text-properties style:text-position="super 58%" officeooo:rsid="0064b528"/>
    </style:style>
    <style:style style:name="T14" style:family="text">
      <style:text-properties style:text-position="super 58%" officeooo:rsid="00681a48"/>
    </style:style>
    <style:style style:name="T15" style:family="text">
      <style:text-properties style:text-position="super 58%" fo:font-weight="normal" officeooo:rsid="006b338c" style:font-weight-asian="normal" style:font-weight-complex="normal"/>
    </style:style>
    <style:style style:name="T16" style:family="text">
      <style:text-properties style:text-position="super 58%" fo:font-weight="normal" officeooo:rsid="006dee8a" style:font-weight-asian="normal" style:font-weight-complex="normal"/>
    </style:style>
    <style:style style:name="T17" style:family="text">
      <style:text-properties style:text-position="super 58%" fo:font-weight="normal" officeooo:rsid="007f243d" style:font-weight-asian="normal" style:font-weight-complex="normal"/>
    </style:style>
    <style:style style:name="T18" style:family="text">
      <style:text-properties style:text-position="super 58%" officeooo:rsid="006cf41d"/>
    </style:style>
    <style:style style:name="T19" style:family="text">
      <style:text-properties officeooo:rsid="002dd9e0"/>
    </style:style>
    <style:style style:name="T20" style:family="text">
      <style:text-properties officeooo:rsid="002eff68"/>
    </style:style>
    <style:style style:name="T21" style:family="text">
      <style:text-properties officeooo:rsid="00309ac3"/>
    </style:style>
    <style:style style:name="T22" style:family="text">
      <style:text-properties officeooo:rsid="0033f545"/>
    </style:style>
    <style:style style:name="T23" style:family="text">
      <style:text-properties officeooo:rsid="0038402b"/>
    </style:style>
    <style:style style:name="T24" style:family="text">
      <style:text-properties officeooo:rsid="0038aa3b"/>
    </style:style>
    <style:style style:name="T25" style:family="text">
      <style:text-properties officeooo:rsid="003a6cad"/>
    </style:style>
    <style:style style:name="T26" style:family="text">
      <style:text-properties officeooo:rsid="003b3876"/>
    </style:style>
    <style:style style:name="T27" style:family="text">
      <style:text-properties officeooo:rsid="003c8342"/>
    </style:style>
    <style:style style:name="T28" style:family="text">
      <style:text-properties officeooo:rsid="003e2aa0"/>
    </style:style>
    <style:style style:name="T29" style:family="text">
      <style:text-properties officeooo:rsid="004ee9a9"/>
    </style:style>
    <style:style style:name="T30" style:family="text">
      <style:text-properties officeooo:rsid="0053d306"/>
    </style:style>
    <style:style style:name="T31" style:family="text">
      <style:text-properties officeooo:rsid="00541019"/>
    </style:style>
    <style:style style:name="T32" style:family="text">
      <style:text-properties officeooo:rsid="00573356"/>
    </style:style>
    <style:style style:name="T33" style:family="text">
      <style:text-properties fo:font-weight="bold" style:font-weight-asian="bold" style:font-weight-complex="bold"/>
    </style:style>
    <style:style style:name="T34" style:family="text">
      <style:text-properties fo:font-weight="bold" officeooo:rsid="00541019" style:font-weight-asian="bold" style:font-weight-complex="bold"/>
    </style:style>
    <style:style style:name="T35" style:family="text">
      <style:text-properties fo:font-weight="bold" officeooo:rsid="005ba4a9" style:font-weight-asian="bold" style:font-weight-complex="bold"/>
    </style:style>
    <style:style style:name="T36" style:family="text">
      <style:text-properties fo:font-weight="bold" officeooo:rsid="006b338c" style:font-weight-asian="bold" style:font-weight-complex="bold"/>
    </style:style>
    <style:style style:name="T37" style:family="text">
      <style:text-properties fo:font-weight="bold" officeooo:rsid="00287917" style:font-weight-asian="bold" style:font-weight-complex="bold"/>
    </style:style>
    <style:style style:name="T38" style:family="text">
      <style:text-properties fo:font-weight="bold" officeooo:rsid="0025198c" style:font-weight-asian="bold" style:font-weight-complex="bold"/>
    </style:style>
    <style:style style:name="T39" style:family="text">
      <style:text-properties officeooo:rsid="005d9392"/>
    </style:style>
    <style:style style:name="T40" style:family="text">
      <style:text-properties officeooo:rsid="005efc36"/>
    </style:style>
    <style:style style:name="T41" style:family="text">
      <style:text-properties officeooo:rsid="0060bae6"/>
    </style:style>
    <style:style style:name="T42" style:family="text">
      <style:text-properties officeooo:rsid="0062105c"/>
    </style:style>
    <style:style style:name="T43" style:family="text">
      <style:text-properties officeooo:rsid="00646108"/>
    </style:style>
    <style:style style:name="T44" style:family="text">
      <style:text-properties officeooo:rsid="006482a6"/>
    </style:style>
    <style:style style:name="T45" style:family="text">
      <style:text-properties officeooo:rsid="0064b528"/>
    </style:style>
    <style:style style:name="T46" style:family="text">
      <style:text-properties officeooo:rsid="00681a48"/>
    </style:style>
    <style:style style:name="T47" style:family="text">
      <style:text-properties officeooo:rsid="006b338c"/>
    </style:style>
    <style:style style:name="T48" style:family="text">
      <style:text-properties fo:font-weight="normal" officeooo:rsid="006b338c" style:font-weight-asian="normal" style:font-weight-complex="normal"/>
    </style:style>
    <style:style style:name="T49" style:family="text">
      <style:text-properties fo:font-weight="normal" officeooo:rsid="006b355d" style:font-weight-asian="normal" style:font-weight-complex="normal"/>
    </style:style>
    <style:style style:name="T50" style:family="text">
      <style:text-properties fo:font-weight="normal" officeooo:rsid="006ba1e6" style:font-weight-asian="normal" style:font-weight-complex="normal"/>
    </style:style>
    <style:style style:name="T51" style:family="text">
      <style:text-properties fo:font-weight="normal" officeooo:rsid="006c5036" style:font-weight-asian="normal" style:font-weight-complex="normal"/>
    </style:style>
    <style:style style:name="T52" style:family="text">
      <style:text-properties fo:font-weight="normal" officeooo:rsid="006dee8a" style:font-weight-asian="normal" style:font-weight-complex="normal"/>
    </style:style>
    <style:style style:name="T53" style:family="text">
      <style:text-properties fo:font-weight="normal" officeooo:rsid="006f5026" style:font-weight-asian="normal" style:font-weight-complex="normal"/>
    </style:style>
    <style:style style:name="T54" style:family="text">
      <style:text-properties fo:font-weight="normal" officeooo:rsid="0070c7f6" style:font-weight-asian="normal" style:font-weight-complex="normal"/>
    </style:style>
    <style:style style:name="T55" style:family="text">
      <style:text-properties fo:font-weight="normal" officeooo:rsid="007d4544" style:font-weight-asian="normal" style:font-weight-complex="normal"/>
    </style:style>
    <style:style style:name="T56" style:family="text">
      <style:text-properties fo:font-weight="normal" officeooo:rsid="007e770a" style:font-weight-asian="normal" style:font-weight-complex="normal"/>
    </style:style>
    <style:style style:name="T57" style:family="text">
      <style:text-properties fo:font-weight="normal" officeooo:rsid="007f243d" style:font-weight-asian="normal" style:font-weight-complex="normal"/>
    </style:style>
    <style:style style:name="T58" style:family="text">
      <style:text-properties fo:font-weight="normal" officeooo:rsid="00800ca4" style:font-weight-asian="normal" style:font-weight-complex="normal"/>
    </style:style>
    <style:style style:name="T59" style:family="text">
      <style:text-properties officeooo:rsid="006cc190"/>
    </style:style>
    <style:style style:name="T60" style:family="text">
      <style:text-properties officeooo:rsid="006cf41d"/>
    </style:style>
    <style:style style:name="T61" style:family="text">
      <style:text-properties officeooo:rsid="006e2d7b"/>
    </style:style>
    <style:style style:name="T62" style:family="text">
      <style:text-properties officeooo:rsid="007291fc"/>
    </style:style>
    <style:style style:name="T63" style:family="text">
      <style:text-properties officeooo:rsid="007305c1"/>
    </style:style>
    <style:style style:name="T64" style:family="text">
      <style:text-properties officeooo:rsid="0076d57b"/>
    </style:style>
    <style:style style:name="T65" style:family="text">
      <style:text-properties officeooo:rsid="0077ef18"/>
    </style:style>
    <style:style style:name="T66" style:family="text">
      <style:text-properties officeooo:rsid="0079ebde"/>
    </style:style>
    <style:style style:name="T67" style:family="text">
      <style:text-properties officeooo:rsid="007b88c7"/>
    </style:style>
    <style:style style:name="T68" style:family="text">
      <style:text-properties officeooo:rsid="007d4544"/>
    </style:style>
    <style:style style:name="T69" style:family="text">
      <style:text-properties officeooo:rsid="007d5e14"/>
    </style:style>
    <style:style style:name="T70" style:family="text">
      <style:text-properties officeooo:rsid="007e770a"/>
    </style:style>
    <style:style style:name="T71" style:family="text">
      <style:text-properties officeooo:rsid="00800ca4"/>
    </style:style>
    <style:style style:name="T72" style:family="text">
      <style:text-properties officeooo:rsid="008868cf"/>
    </style:style>
    <style:style style:name="T73" style:family="text">
      <style:text-properties officeooo:rsid="0089c2cb"/>
    </style:style>
    <style:style style:name="T74" style:family="text">
      <style:text-properties officeooo:rsid="008ad0df"/>
    </style:style>
    <style:style style:name="T75" style:family="text">
      <style:text-properties officeooo:rsid="008e67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ders:</text:p>
      <text:p text:style-name="P1"><text:tab/>Red Lady – Standard 1-10 RP, 3 traits</text:p>
      <text:p text:style-name="P1"><text:tab/>With the Storm High – Advanced 11-20 RP 4 traits per category</text:p>
      <text:p text:style-name="P1"><text:tab/>Far and Deep – Advanced 11-20 RP 4 traits per category</text:p>
      <text:p text:style-name="P1"><text:tab/>Superior – Monstrous 20+ RP 5 traits per category</text:p>
      <text:p text:style-name="P1"/>
      <text:p text:style-name="P1">BASE</text:p>
      <text:list xml:id="list2229682012771219803" text:style-name="L1">
        <text:list-item>
          <text:p text:style-name="P24">Type <text:s/>- Outsider (native) (3 RP) SubType - Half Undead (5 RP)</text:p>
          <text:list>
            <text:list-item>
              <text:p text:style-name="P24">Darkvision 60</text:p>
            </text:list-item>
            <text:list-item>
              <text:p text:style-name="P24">Eat, Breathe, Sleep</text:p>
            </text:list-item>
            <text:list-item>
              <text:p text:style-name="P24">+2 vs Disease and Mind-affecting effects</text:p>
            </text:list-item>
            <text:list-item>
              <text:p text:style-name="P24">No penalties from energy-draining effects</text:p>
            </text:list-item>
            <text:list-item>
              <text:p text:style-name="P24">after 24 hours all negative levels removed without additional saving throws</text:p>
            </text:list-item>
            <text:list-item>
              <text:p text:style-name="P24">Inverted positive/negative energy effects</text:p>
            </text:list-item>
          </text:list>
        </text:list-item>
        <text:list-item>
          <text:p text:style-name="P24">Size – Small (0 RP)</text:p>
          <text:list>
            <text:list-item>
              <text:p text:style-name="P24">+1 Size bonus to AC</text:p>
            </text:list-item>
            <text:list-item>
              <text:p text:style-name="P24">+1 Size bonus Attack</text:p>
            </text:list-item>
            <text:list-item>
              <text:p text:style-name="P24">-1 CM Checks and -1 CMD</text:p>
            </text:list-item>
            <text:list-item>
              <text:p text:style-name="P24">+4 size bonus to stealth</text:p>
            </text:list-item>
            <text:list-item>
              <text:p text:style-name="P24">space 5x5, reach 5'</text:p>
            </text:list-item>
          </text:list>
        </text:list-item>
        <text:list-item>
          <text:p text:style-name="P24">Base Speed – Normal (<text:span text:style-name="T5">0</text:span> RP)</text:p>
          <text:list>
            <text:list-item>
              <text:p text:style-name="P24">30 ft</text:p>
            </text:list-item>
          </text:list>
        </text:list-item>
        <text:list-item>
          <text:p text:style-name="P25">Ability score modifier – Per race</text:p>
          <text:list>
            <text:list-item>
              <text:p text:style-name="P25">Red Lady – Standard (0 RP) - +2 Dex +2 Wisdom -2 Strength</text:p>
              <text:list>
                <text:list-item>
                  <text:p text:style-name="P26">As the first to contact the red lady this order has always been contemplative and orderly but lacked food for much of their formative development until gaining access to a dirt supply with which to grow <text:span text:style-name="T63">materials for medicine and </text:span>f<text:span text:style-name="T63">eedstock</text:span>. As such their bloodline is weaker and most of their combat was martial <text:span text:style-name="T63">owing to a severe lack of materials during their formant years</text:span>.</text:p>
                </text:list-item>
              </text:list>
            </text:list-item>
            <text:list-item>
              <text:p text:style-name="P25">With the Storm High – Specialized (1 RP) - +<text:span text:style-name="T1">2</text:span> Intelligence, <text:span text:style-name="T1">+2 Chrarisma</text:span>, -<text:span text:style-name="T1">2 </text:span>Con</text:p>
              <text:list>
                <text:list-item>
                  <text:p text:style-name="P26">This bloodline was formed as a result of the far and deep's soldiers making war against the order of the superior. While raised initially by <text:span text:style-name="T2">F</text:span>ar and <text:span text:style-name="T2">D</text:span>eep keepers the<text:span text:style-name="T2">se hybrids</text:span> were eventually exiled from the army due to their predisposition to mental disorders. <text:span text:style-name="T2">The collection of oddminds proved industrious and inventive but exceptionally isolated. They were the first to discover the place beyond the world and returned to the far and deep bearing different utility. Their proximity to the line and a new pragmatic benefactor left them in a position where little if any combat skills need to exist and the sheer number of passionate obsessives engaged with scholarly pursuits in large groups leave few if any resembling any sort of physical fitness. </text:span></text:p>
                </text:list-item>
              </text:list>
            </text:list-item>
            <text:list-item>
              <text:p text:style-name="P25">Far and Deep – <text:span text:style-name="T1">Greater Paragon (2 RP) - +4 Constitution, +2 Strength, -2 Charisma</text:span></text:p>
              <text:list>
                <text:list-item>
                  <text:p text:style-name="P27">Originally a subset of the red lady dedicated wholly to the line <text:span text:style-name="T3">their infrequent trips back to their home order and rapidly differentiating social goals left keepers intentionally selecting for the necessary factors of their survival. The unfortunate nature of the order of the superior's need to feed on suffering has hardened their souls leaving them cold and mirthless but indomitable. This race strongly tends toward having one axis of their alignment as neutral and more adamant beliefs are unusual as are is zelaotry of any sort.</text:span></text:p>
                </text:list-item>
              </text:list>
            </text:list-item>
            <text:list-item>
              <text:p text:style-name="P25">Superior – <text:span text:style-name="T1">Advanced (4 RP) - +2 Str Dex Con, +4 Charisma, -2 Wisdom</text:span></text:p>
              <text:list>
                <text:list-item>
                  <text:p text:style-name="P28">As some of the order of the red lady made contact with their namesake others wandered into a mind best left alone. That experience left their spirits diseased and bodies fundamentally altered. <text:span text:style-name="T4">A coup by their charismatic leader's new infectious individuality nearly collapsed the order of the red lady's council before being driven off by the cadre of dedicated warriors that would later form the far and deep. Each member when born is a copy of their birth parent's consciousness in effect a dangerously psychotic warden of the soul that body is born with. This lack of insight into their own actions as well as others is shown in their nearly universal absence of empathy even if the body's expression of their soul warden's psychosis may vary.</text:span></text:p>
                </text:list-item>
              </text:list>
            </text:list-item>
          </text:list>
        </text:list-item>
        <text:list-item>
          <text:p text:style-name="P29">Language quality - Xenophobic (0 RP) – Children's Tongue</text:p>
          <text:list>
            <text:list-item>
              <text:p text:style-name="P30">Bonus Languages – Undercommon, Sylvan, Elven, Aklo</text:p>
            </text:list-item>
          </text:list>
        </text:list-item>
        <text:list-item>
          <text:p text:style-name="P31">Weaknesses</text:p>
          <text:list>
            <text:list-item>
              <text:p text:style-name="P31"><text:span text:style-name="T34">Vestigial</text:span><text:span text:style-name="T33"> Low light vision</text:span> - (-<text:span text:style-name="T9">2</text:span>) - As sunlight <text:span text:style-name="T9">blindness</text:span> but only while using low light vision <text:span text:style-name="T9">and it remains until out of bright light</text:span></text:p>
            </text:list-item>
            <text:list-item>
              <text:p text:style-name="P32"><text:span text:style-name="T38">Tethered Soul</text:span> - (-1) - Incapable of being resurrected <text:span text:style-name="T8">into life or undeath by external agency </text:span>unless <text:span text:style-name="T8">Grandfather Teeth permits it or even so much as deigns to listen to a contact plane spell which it generally will not even acknowledge. Should Grandfather Teeth abandon its rights to the body and subsume the soul the body is otherwise a usable corpse that produces undead at bonus levels equal to the decedent's maximum spell level. If the heart and brain are not destroyed the body will resurrect as a Voidbrood on its own after 96 hours though it will not act until disturbed. Grandfather Teeth, at its option, may confine the spirit to the body and prevent the rise of a Voidbrood until the body is brought above -10 and made survivable to the soul. While so confined Grandfather Teeth's power acts as a continuous gentle repose spell and generally reserved for individuals it deems important in some great manner. Should the body be destroyed it does free the soul for reincarnation but earns Grandfather Teeth's enmity.</text:span></text:p>
            </text:list-item>
          </text:list>
        </text:list-item>
        <text:list-item>
          <text:p text:style-name="P33">Racial Trait</text:p>
          <text:list>
            <text:list-item>
              <text:p text:style-name="P33"><text:span text:style-name="T37">Heat Vision</text:span> - <text:span text:style-name="T22">1 RP - Requirement: Darkvision 60 ft – Replaces Darkvision. Adapted for acute binocular thermal vision the race can see heat output of the environment however for its benefits has several limitations. Heat vision pierces anything below total cover though not invisibility. Switching to heat vision is a swift action and turns a character's eyes flat black as retinas and irises pull away. Due to the canal behind their eyeballs Children cannot rotate them. They must be able to move their head to see something. Heat vision cannot see through most conventional clear glass or through water. Falling water, such as rain, causes concealment for everything behind it or blindness depending on how hard and where it is falling, and fog reduces visual range to 5'-15' depending on thickness. The character is incapable of reading anything with this vision if the nature of the writing does not provide thermal contrast. Sudden bursts of heat such as fireballs which do more than 3d6 fire damage in a single round will cause dazzling for either one round per spell level or rounds equal to half the source's CR. If heat vision is off then aforementioned fire does not cause dazzling. Spells such as flash which involve a burst of light such as flare still affect those with heat vision as they are not blind and their retinas while not in use are still overstimulated. </text:span></text:p>
            </text:list-item>
            <text:list-item>
              <text:p text:style-name="P34"><text:span text:style-name="T33">Reincarnation</text:span> - This race<text:span text:style-name="T69">'s soul</text:span> is reincarnated into a new body upon death if Grandfather Teeth releases it from the former body. <text:span text:style-name="T69">The soul cannot be taken from the body but its local tether can be constrained. Spells like soul bind automatically fail as Grandfather Teeth already contains it but trap the soul will work as the binding between body and soul is intact even if sequestered. </text:span>If the soul's new egg host is located before it gives birth and a <text:span text:style-name="T31">resurrection</text:span>, wish, or limited wish is cast on the egg it causes the character to emerge immediately as they died as per true resurrection. <text:span text:style-name="T64">The druid spell reincarnation instead births the character as an adult mind in a new whelp's body.</text:span> Locating the egg host requires a sample of the former body and their full name in order to cast locate creature or to contact grandfather teeth directly to ask for their return. The latter is likely to be unhealthy unless Grandfather Teeth or the Yellow has already demonstrated interest. <text:span text:style-name="T64">The whelps of the Red Lady's Children are not born with feathers but thick hollow white hairs that make them look like a sopping pile of kelp then a white puffball once dried until 1 year of age when it falls out and they begin to grow feathers. While wet they have a +4 camouflage bonus to stealth while in water due to looking like pale green seaweed and a -4 penalty when dry for their obvious color and form everywhere else.</text:span></text:p>
            </text:list-item>
            <text:list-item>
              <text:p text:style-name="P35"><text:span text:style-name="T33">Dreamless</text:span> - <text:span text:style-name="T25">The souls of </text:span>Children of the Red Lady do<text:span text:style-name="T25"> not truly dream. A construct of the spirit wanders to occupy the sleeping body for a time until the spirit wakes. </text:span>When sleeping their body instead spawns an astral traveler <text:span text:style-name="T26">looking as if made of stained glass</text:span> on a random coterminous plan<text:span text:style-name="T28">e. Should they be touching other characters that do dream an object will be present inside the dreamer's dream that when used in some manner summons the Glimmer. Once the glimmer exists whenever it moves it does so at the character's maximum sprint speed.</text:span> While <text:span text:style-name="T27">Glimmer are </text:span>not intelligent <text:span text:style-name="T26">they are </text:span>impulsive in a manner that reflects the owner <text:span text:style-name="T27">while</text:span> shar<text:span text:style-name="T27">ing</text:span> their physical characteristics <text:span text:style-name="T27">except for their immediate mundane possessions. Should any immediate possessions have the ghost-touch enchantment, be a non intelligent magical item bound to the character, or otherwise able to be naturally manipulated by incorporeal beings then mundane ectoplasmic copies manifest into the glimmer's possession. Such ectoplasmic copies have identical non-magical characteristics though they vanish after 1 turn if separated from the Glimmer</text:span>. <text:span text:style-name="T26">Should the Glimmer by destroyed or be otherwise incapacitated from moving the sleeping character wakes immediately, destroying the Glimmer. The waking character thereafter remembers the experience of a roaming Glimmer as if it were a dream. This race cannot sleep in any area subject to a dimensional lock, antimagic fields, any other effect that bars extradimensional travel, or disrupts scrying.</text:span></text:p>
            </text:list-item>
          </text:list>
        </text:list-item>
        <text:list-item>
          <text:p text:style-name="P36">Natural weapons <text:s/><text:span text:style-name="T63">(2 RP) – unarmed weapons are considered slicing and piercing weapons, not bludgeoning and while lethal do not count as natural weapons and provoke attacks of opportunity unless otherwise trained.</text:span></text:p>
          <text:list>
            <text:list-item>
              <text:p text:style-name="P36"><text:span text:style-name="T28">2 x </text:span>Claws </text:p>
            </text:list-item>
            <text:list-item>
              <text:p text:style-name="P38">1 Bite</text:p>
            </text:list-item>
            <text:list-item>
              <text:p text:style-name="P36"><text:span text:style-name="T28">2 x </text:span>Toe claws </text:p>
            </text:list-item>
          </text:list>
        </text:list-item>
      </text:list>
      <text:p text:style-name="P2"/>
      <text:p text:style-name="P4">Traits</text:p>
      <text:list xml:id="list1267147733712618975" text:style-name="L2">
        <text:list-item>
          <text:p text:style-name="P40">Red Lady ( 8 RP ) <text:s/><text:span text:style-name="T6">+ 3 = 11 RP</text:span></text:p>
          <text:list>
            <text:list-item>
              <text:p text:style-name="P41">Gliding Wings - <text:span text:style-name="T66">(3 RP) -</text:span> <text:span text:style-name="T7">Glide 60, drop 1 ft per 5 ft</text:span></text:p>
            </text:list-item>
          </text:list>
        </text:list-item>
        <text:list-item>
          <text:p text:style-name="P40">With the storm high ( 9 RP) <text:span text:style-name="T21"><text:s/>+ 10 = 18</text:span></text:p>
          <text:list>
            <text:list-item>
              <text:p text:style-name="P43">Flight - <text:span text:style-name="T66">(</text:span>4 <text:span text:style-name="T20">RP)</text:span> - <text:s/>Fly 30, Clumsy</text:p>
            </text:list-item>
            <text:list-item>
              <text:p text:style-name="P44">Focused Study - <text:span text:style-name="T66">(</text:span>4 <text:span text:style-name="T20">RP)</text:span> - Skill focus at 1st, 8<text:span text:style-name="T10">th</text:span>, and 16<text:span text:style-name="T10">th</text:span></text:p>
            </text:list-item>
            <text:list-item>
              <text:p text:style-name="P54">Magical Linguist - (2 RP) - +1 DC for language-dependent spells, +2 Racial versus <text:s/>language dependent spells, <text:s/>CHA 11+ 1/day Arcane Mark, Comprehend Languages, <text:s/>Message, Read Magic</text:p>
            </text:list-item>
          </text:list>
        </text:list-item>
        <text:list-item>
          <text:p text:style-name="P40">Far and Deep (10 RP) <text:s/><text:span text:style-name="T65">+ 10 = 20 RP </text:span></text:p>
          <text:list>
            <text:list-item>
              <text:p text:style-name="P45">Ancient Foe - <text:span text:style-name="T66">(</text:span>3 <text:span text:style-name="T20">RP)</text:span> - <text:span text:style-name="T19">Order of the superior - +2 dodge AC, +2 racial bonus CMD</text:span></text:p>
            </text:list-item>
            <text:list-item>
              <text:p text:style-name="P46"><text:span text:style-name="T65">Mirthless</text:span> <text:span text:style-name="T67">Enforcer </text:span>- <text:span text:style-name="T66">(2</text:span> RP<text:span text:style-name="T66">)</text:span> - <text:span text:style-name="T65">+2 racial bonus to sense motive, diplomacy DC checks to affect their opinion by those not of their subrace increase by their charisma bonus (minimum -2). Sense motive racial bonus increases to +4 vs those entrusted to their protection.</text:span></text:p>
            </text:list-item>
            <text:list-item>
              <text:p text:style-name="P47"><text:span text:style-name="T66">Spell resistance, Lesser - (2 RP) – SR = 6 + character level </text:span><text:s/></text:p>
            </text:list-item>
            <text:list-item>
              <text:p text:style-name="P42">Gliding Wings - <text:span text:style-name="T66">(3 RP) -</text:span> <text:span text:style-name="T7">Glide 60, drop 1 ft per 5 ft</text:span></text:p>
            </text:list-item>
          </text:list>
        </text:list-item>
        <text:list-item>
          <text:p text:style-name="P40">Superior (12 RP) <text:span text:style-name="T66">+ 16 = 28 RP</text:span></text:p>
          <text:list>
            <text:list-item>
              <text:p text:style-name="P48">Cornered Fury (4 HP) – When less than half hit points and no allies within 30 ft +2 racial bonus to melee attack rolls and +2 armor bonus</text:p>
            </text:list-item>
            <text:list-item>
              <text:p text:style-name="P49">Spell like ability, at will (4 HP) – Spider Climb, <text:span text:style-name="T66">20 climb speed</text:span></text:p>
            </text:list-item>
            <text:list-item>
              <text:p text:style-name="P39">Fast (2 RP) +20 movement</text:p>
            </text:list-item>
            <text:list-item>
              <text:p text:style-name="P39">Swarming (1 RP) <text:s/>- up to 2 racial allies in the same square, Flanking if allies are in the same square.</text:p>
            </text:list-item>
            <text:list-item>
              <text:p text:style-name="P39">Claws (<text:span text:style-name="T66">1</text:span> RP <text:span text:style-name="T66">[see above]</text:span>) – Two claw attacks, <text:span text:style-name="T66">primary natural weapons</text:span></text:p>
            </text:list-item>
            <text:list-item>
              <text:p text:style-name="P50">Natural Armor - (2 RP) - +1 natural armor bonus</text:p>
            </text:list-item>
            <text:list-item>
              <text:p text:style-name="P50">Natural weapon - (2 RP) Spines, <text:span text:style-name="T68">1d3</text:span>, do damage upon any successful grapple or with any bull rush attack.</text:p>
            </text:list-item>
          </text:list>
        </text:list-item>
      </text:list>
      <text:p text:style-name="P5"/>
      <text:p text:style-name="P6"><text:span text:style-name="T31">Sorcerer</text:span> Bloodline - Yellow</text:p>
      <text:p text:style-name="P6">These are children of the <text:span text:style-name="T31">pernicious </text:span>entity known <text:span text:style-name="T31">throughout</text:span> the Children's history as the Yellow, or informally as Nyx. The yellow is continuously reincarnated <text:span text:style-name="T24">without suffering loss</text:span>, <text:span text:style-name="T29">displacing a soul from its</text:span> <text:span text:style-name="T29">egg host</text:span> at will in favor of <text:span text:style-name="T29">herself</text:span> or on death, but suffer<text:span text:style-name="T29">s</text:span> no dilution of her bloodline <text:span text:style-name="T29">or power</text:span> <text:span text:style-name="T28">as she leaves broods in her wake</text:span>. As such her children are known to have curious properties should they survive at <text:span text:style-name="T31">fledgling</text:span> as the yellow only suffers those of blood relation to live <text:span text:style-name="T28">past fledgling</text:span> that kill her current body. <text:span text:style-name="T43">The yellow's progeny is very strongly female and while males may exist they will be sterile. Females of her bloodline among the first generation are known to be capable of producing half-breeds with nearly any species but subsequent generations will not as the children will inherit some of the non-children characteristics and be incompatible with either parent species – even other first generation children of the yellow. Thus yellow lineages are generally shallow in nature. They nonetheless can enjoy a significant status due to their innate power and parentage except with the Far and Deep whom deeply object to their taking of any leadership roles anywhere in the Children's society.</text:span></text:p>
      <text:p text:style-name="P6"/>
      <text:p text:style-name="P7">Class skill: <text:span text:style-name="T75">Spellcraft</text:span></text:p>
      <text:p text:style-name="P7"/>
      <text:p text:style-name="P7">Bonus spells</text:p>
      <text:list xml:id="list6223113331619238462" text:style-name="L3">
        <text:list-item>
          <text:p text:style-name="P51">3 - <text:span text:style-name="T72">Disguise Self</text:span> </text:p>
        </text:list-item>
        <text:list-item>
          <text:p text:style-name="P51">5 - <text:span text:style-name="T73">Seducer's Eyes</text:span></text:p>
        </text:list-item>
        <text:list-item>
          <text:p text:style-name="P51">7 - <text:span text:style-name="T23">Blood Biography</text:span></text:p>
        </text:list-item>
        <text:list-item>
          <text:p text:style-name="P51">9 - <text:span text:style-name="T30">Bestow Curse</text:span></text:p>
        </text:list-item>
        <text:list-item>
          <text:p text:style-name="P51">11 - <text:span text:style-name="T23">Contact Other Plane</text:span> </text:p>
        </text:list-item>
        <text:list-item>
          <text:p text:style-name="P51">13 - <text:span text:style-name="T23">Geas/Quest</text:span></text:p>
        </text:list-item>
        <text:list-item>
          <text:p text:style-name="P51">15 - <text:span text:style-name="T24">Scrying, Greater</text:span></text:p>
        </text:list-item>
        <text:list-item>
          <text:p text:style-name="P51">17 - <text:span text:style-name="T24">Demand</text:span></text:p>
        </text:list-item>
        <text:list-item>
          <text:p text:style-name="P51">19 - <text:span text:style-name="T24">Dominate Monster</text:span></text:p>
        </text:list-item>
      </text:list>
      <text:p text:style-name="P7"/>
      <text:p text:style-name="P3">Bonus Feats:</text:p>
      <text:list xml:id="list3144802459391543827" text:style-name="L4">
        <text:list-item>
          <text:p text:style-name="P37">Craft <text:span text:style-name="T31">Wondrous</text:span> Item</text:p>
        </text:list-item>
        <text:list-item>
          <text:p text:style-name="P37">Skill focus (<text:span text:style-name="T74">Spellcraft</text:span>)</text:p>
        </text:list-item>
        <text:list-item>
          <text:p text:style-name="P37">Eldritch Claws</text:p>
        </text:list-item>
        <text:list-item>
          <text:p text:style-name="P52">Intimidating Prowess</text:p>
        </text:list-item>
        <text:list-item>
          <text:p text:style-name="P52">Arcane Strike</text:p>
        </text:list-item>
        <text:list-item>
          <text:p text:style-name="P37">Minor Spell <text:span text:style-name="T31">expertise</text:span></text:p>
        </text:list-item>
        <text:list-item>
          <text:p text:style-name="P53">Spell Perfection</text:p>
        </text:list-item>
      </text:list>
      <text:p text:style-name="P8"/>
      <text:p text:style-name="P9"><text:span text:style-name="T33">Bloodline Arcana</text:span> </text:p>
      <text:p text:style-name="P9"/>
      <text:p text:style-name="P11">While the yellow's bloodline is heavy on the spirit it does not impinge on the mind directly but remains a strong taint on the blood itself. Spells <text:span text:style-name="T71">or abilities</text:span> with the evil descriptor are subject to an Extended metamagic effect. <text:span text:style-name="T41">A minimal amount of t</text:span>he character's own saliva <text:span text:style-name="T41">or blood</text:span> satisfies a<text:span text:style-name="T41">n</text:span> unholy water <text:span text:style-name="T41">or</text:span> devil's blood <text:span text:style-name="T41">material requirement for spells </text:span>though neither strongly enough to produce effects on their own. <text:span text:style-name="T59">The magic of the Yellow's bloodline is particularly visceral with the Yellow's link to Losthome and spells of her progeny usually involve purely visual components presenting with spells. Spells cast by others on them may have visual components similarly manifesting spontaneously though they sometimes result in undesirable changes. Any abnormal physical changes separated from their caster degrade into their true form by evaporating blue ectoplasm. May use concentration for Lostcrafting without being trained in that use of the skill.</text:span></text:p>
      <text:p text:style-name="P10"/>
      <text:p text:style-name="P17">Bloodline Powers</text:p>
      <text:p text:style-name="P12"/>
      <text:p text:style-name="P14"><text:span text:style-name="T33">Ire (S</text:span><text:span text:style-name="T34">u</text:span><text:span text:style-name="T33">)</text:span> - <text:span text:style-name="T32">Bruises begin to appear, muscles creak in complaint, and old doubts crawl into the mind as slow-boiled menace that suffuses the Yellow's lineage reaches out through the mind to rail against foes.</text:span></text:p>
      <text:p text:style-name="P13"/>
      <text:p text:style-name="P15">At <text:span text:style-name="T60">1</text:span><text:span text:style-name="T18">st</text:span> level the character can use a <text:span text:style-name="T32">targeted </text:span>gaze <text:span text:style-name="T32">with a swift action to cause 1 subdual damage for every even caster level beyond the 1st. It is a mind-affecting ranged touch attack that provokes attacks of opportunity with a range of 30 feet and willpower save equal to 10 + ½ sorcerer class levels + charisma bonus to negate. The target must be both conscious and have been aware of the gaze at some point though the target need not be looking at the caster to suffer Ire thereafter though the caster must be able to see or hear the target while concentrating for ire until the target leaves the caster's range, saves, loses consciousness, or dies. If the target saves against the gaze the creature may not be a target again for 24 hours. All intimidate checks against targets gain a profane bonus equal to the number of rounds they spent under ire that day.</text:span></text:p>
      <text:p text:style-name="P13"/>
      <text:p text:style-name="P16"><text:span text:style-name="T33">Yellow's Suture (S</text:span><text:span text:style-name="T35">p</text:span><text:span text:style-name="T33">) </text:span>- The Yellow's bloodline is particularly tenacious <text:span text:style-name="T44">in drawing strength from non-material planes </text:span>if not to the same degree as their mother creature. The character can force their body to heal faster or suture others with it using the <text:span text:style-name="T61">Grandfather Teeth</text:span>'s power. In either case a suture must first fade before another can be applied. <text:span text:style-name="T45">After 10</text:span><text:span text:style-name="T13">th</text:span><text:span text:style-name="T45"> level If the character is in a non-material plane they age at a tenth of their normal speed.</text:span></text:p>
      <text:p text:style-name="P16"/>
      <text:p text:style-name="P16">At 3<text:span text:style-name="T10">rd</text:span> level the character may use Infernal Healing on a<text:span text:style-name="T39">ny creature once per day per creature and take 1d4 damage</text:span>. At 9<text:span text:style-name="T10">th</text:span> level the greater variant <text:span text:style-name="T42">can be used but the caster take 2d4 damage afterward</text:span>. <text:span text:style-name="T40">At 11</text:span><text:span text:style-name="T12">th</text:span><text:span text:style-name="T40"> level the character gains Fast Healing 1 while in partial shade or darkness and may use their Ire ability to transfer subdual then lethal damage from herself to another target instead of just causing subdual damage. At 15</text:span><text:span text:style-name="T12">th</text:span><text:span text:style-name="T40"> level subdual, lethal, then one temporary ability damage per hour may be transferred with the ire ability.</text:span></text:p>
      <text:p text:style-name="P16"/>
      <text:p text:style-name="P19"><text:span text:style-name="T33">Keymaster (Su)</text:span> - Grandfather Teeth is not deaf to the Yellow's progeny <text:span text:style-name="T39">and they inherit some of the rights of its servant Yellow's keys to the realm. <text:s/></text:span></text:p>
      <text:p text:style-name="P19"/>
      <text:p text:style-name="P19"><text:span text:style-name="T39">At 9</text:span><text:span text:style-name="T11">th</text:span><text:span text:style-name="T39"> level the caster's mind is an obstinate thing always transiently lucid while their body is recovering and may overtake their Glimmer at will. As a result they become immune to sleep and confusion effects. Overtaking their glimmer leaves a gelatinous pile of evaporating ectoplasm at their previous location and causes enough subdual damage to result in immediate unconsciousness. Thus care must be taken for the exact moment the caster takes control. At 13</text:span><text:span text:style-name="T11">th</text:span><text:span text:style-name="T39"> level once per week the character can access the underworks from any active gate or portal. As well as by way of the underworks access any other active gate or portal they have already passed through whether coplanar with the underworks or not. Gates or portals that would now be locked to them are still so but any actions that must be taken without needing the physical access can be done at the proxy portal. This external sense of their location and the way home persists at all times unless under a dimensional lock or like effects and they gain a bonus to survival equivalent to half their class level as well as the ability to use Find the Path 1/day. At 17</text:span><text:span text:style-name="T11">th</text:span><text:span text:style-name="T39"> level the character may use teleport per day equal to their charisma bonus but only to places they have already been.</text:span></text:p>
      <text:p text:style-name="P18"/>
      <text:p text:style-name="P21"><text:span text:style-name="T36">Millstone (Sp) –</text:span><text:span text:style-name="T48"> </text:span><text:span text:style-name="T49">Grandfather Teeth's power can be used to consume the </text:span><text:span text:style-name="T56">energy</text:span><text:span text:style-name="T49"> supporting souls of the living to </text:span><text:span text:style-name="T56">craft</text:span><text:span text:style-name="T49"> it in</text:span><text:span text:style-name="T56">to</text:span><text:span text:style-name="T49"> useful tools. </text:span><text:span text:style-name="T56">T</text:span><text:span text:style-name="T52">hough Losthome itself is a world full of such power in physical form </text:span><text:span text:style-name="T56">it is</text:span><text:span text:style-name="T52"> far less forgiving in nature</text:span><text:span text:style-name="T49">. The caster is the </text:span><text:span text:style-name="T52">axle</text:span><text:span text:style-name="T49"> upon which the millstone will turn </text:span><text:span text:style-name="T52">to</text:span><text:span text:style-name="T49"> grind away power from the source. </text:span><text:span text:style-name="T52">In Losthome the form is predetermined and cannot be functionally altered until </text:span><text:span text:style-name="T56">the figment is </text:span><text:span text:style-name="T52">first consumed into a real object.</text:span><text:span text:style-name="T49"> </text:span></text:p>
      <text:p text:style-name="P23"/>
      <text:p text:style-name="P22"><text:span text:style-name="T52">At 1</text:span><text:span text:style-name="T16">st</text:span><text:span text:style-name="T52"> level the character may make </text:span><text:span text:style-name="T53">immaterial </text:span><text:span text:style-name="T52">objects </text:span><text:span text:style-name="T53">such as those possessed by ghosts or </text:span><text:span text:style-name="T52">found in Losthome into real items they can take </text:span><text:span text:style-name="T53">into the material plane</text:span><text:span text:style-name="T52"> with them. Lostcrafting skills </text:span><text:span text:style-name="T53">were </text:span><text:span text:style-name="T52">discovered by some </text:span><text:span text:style-name="T53">rare </text:span><text:span text:style-name="T52">Twitch that frequent </text:span><text:span text:style-name="T53">Losthome</text:span><text:span text:style-name="T52"> and other Yellow </text:span><text:span text:style-name="T53">bloodlines</text:span><text:span text:style-name="T52">. </text:span><text:span text:style-name="T56">Concentration</text:span><text:span text:style-name="T55"> checks are used to make </text:span><text:span text:style-name="T56">a Losthome</text:span><text:span text:style-name="T55"> object real as a crafting check to the object's value without materials other than time</text:span><text:span text:style-name="T52">.</text:span><text:span text:style-name="T56"> <text:s/></text:span><text:span text:style-name="T57">At 9</text:span><text:span text:style-name="T17">th</text:span><text:span text:style-name="T57"> level the character can consume magical </text:span><text:span text:style-name="T58">non-artifact items</text:span><text:span text:style-name="T57"> to gain access to their power as an interior magical item slot. </text:span><text:span text:style-name="T58">The caster must be otherwise able to use the item to consume it. Such consumed magical items cannot be thereafter removed from the caster. If a new item is consumed the old one is replaced entirely. </text:span><text:span text:style-name="T57">The </text:span><text:span text:style-name="T58">caster</text:span><text:span text:style-name="T57"> will also lose one day of apparent age, unless it would make them immature, for each day they spend in Losthome, dream planes, or the astral plane as the millstone gnaws at the </text:span><text:span text:style-name="T58">spiritual </text:span><text:span text:style-name="T57">plane underneath them. </text:span><text:span text:style-name="T48">At 15</text:span><text:span text:style-name="T15">th</text:span><text:span text:style-name="T48"> level the character can pay magical item creation costs with </text:span><text:span text:style-name="T49">up to 1/10th of </text:span><text:span text:style-name="T58">a</text:span><text:span text:style-name="T48"> </text:span><text:span text:style-name="T53">creature's </text:span><text:span text:style-name="T48">XP </text:span><text:span text:style-name="T53">(or by its CR value)</text:span><text:span text:style-name="T48"> </text:span><text:span text:style-name="T51">toward GP </text:span><text:span text:style-name="T53">creation </text:span><text:span text:style-name="T51">cost</text:span><text:span text:style-name="T48"> of </text:span><text:span text:style-name="T51">either </text:span><text:span text:style-name="T48">an intelligent </text:span><text:span text:style-name="T49">living </text:span><text:span text:style-name="T48">creature under their control </text:span><text:span text:style-name="T51">or one that is willing. </text:span><text:span text:style-name="T58">The appraise skill may be used for purposes of determining a creature's worth under the millstone.</text:span><text:span text:style-name="T51"> All XP costs from item creation must be paid by the caster</text:span><text:span text:style-name="T48">. </text:span><text:span text:style-name="T49">Only one creature can be used for a crafting check at one time and if a creature is used other sources of materials may not be.</text:span><text:span text:style-name="T48"> </text:span><text:span text:style-name="T49">The process utterly destroys the creature </text:span><text:span text:style-name="T50">shredding the remains of its soul into Grandfather Teeth </text:span><text:span text:style-name="T53">rendering all unspent XP unusable</text:span><text:span text:style-name="T49">. The crafting check still consumes the normal amount of time required for the craft check but until the crafting is done the creature underneath </text:span><text:span text:style-name="T51">G</text:span><text:span text:style-name="T49">randfather </text:span><text:span text:style-name="T54">Teeth</text:span><text:span text:style-name="T49">'s millstone can only suffer, not die, </text:span><text:span text:style-name="T57">no matter how much damage it has sustained</text:span><text:span text:style-name="T49">. Unlike normal magic item creation the task is continuous until it is finished and if the caster is prevented from staying awake or concentrated on their task the millstone will break and the creature will die wasting the half-created item. </text:span><text:span text:style-name="T50">All items created from </text:span><text:span text:style-name="T58">this kind of grinding </text:span><text:span text:style-name="T50">murder of creatures detect</text:span><text:span text:style-name="T57">s</text:span><text:span text:style-name="T50"> as evil </text:span><text:span text:style-name="T54">from a taint that can be camouflaged but never removed.</text:span><text:span text:style-name="T50"> </text:span><text:span text:style-name="T49">A wish,</text:span><text:span text:style-name="T50"> limited wish, or miracle</text:span><text:span text:style-name="T49"> can undo the damage to </text:span><text:span text:style-name="T57">a millstoned</text:span><text:span text:style-name="T49"> body but </text:span><text:span text:style-name="T50">only the direct intervention of a D</text:span><text:span text:style-name="T57">ei</text:span><text:span text:style-name="T50">ty, another evil being to pay souls in kind, or sufficient bargain with Grandfather Teeth will return what remains of the soul. </text:span><text:span text:style-name="T57">Such a returned soul</text:span><text:span text:style-name="T50"> </text:span><text:span text:style-name="T57">w</text:span><text:span text:style-name="T50">ill have a haunt centered on their person </text:span><text:span text:style-name="T57">and the item </text:span><text:span text:style-name="T54">until the offending item is destroyed</text:span><text:span text:style-name="T49">. </text:span><text:span text:style-name="T50">The full name as known by the creature or its true name must be known for Grandfather Teeth to </text:span><text:span text:style-name="T54">find the former creature </text:span><text:span text:style-name="T57">in order</text:span><text:span text:style-name="T54"> to </text:span><text:span text:style-name="T50">pour in spirit remnants to </text:span><text:span text:style-name="T54">repair the</text:span><text:span text:style-name="T50"> wounded soul.</text:span><text:span text:style-name="T49"> </text:span><text:span text:style-name="T51">Speak with the dead </text:span><text:span text:style-name="T54">and like abilities that interrogate</text:span><text:span text:style-name="T51"> </text:span><text:span text:style-name="T54">inert </text:span><text:span text:style-name="T51">corpses can only impart horrified screaming </text:span><text:span text:style-name="T57">about metal teeth unless they went willingly</text:span><text:span text:style-name="T51">.</text:span></text:p>
      <text:p text:style-name="P20"/>
      <text:p text:style-name="P20"><text:span text:style-name="T36">Aspect <text:s/>(Su) -</text:span><text:span text:style-name="T47"> At 20</text:span><text:span text:style-name="T14">th</text:span><text:span text:style-name="T46"> level the character has become capable of being a true servant of Grandfather Teeth accessing a small portion of his awareness and power. The power drains all pigment from the character leaving them a cream-colored feathery albino. Even the nails and teeth are a pale yellow except for their blue quicks, blue flesh, and deep cobalt eyes. The character gains Telepathy 30 ft, Immunity to compulsion spells, Immunity to sneak attacks, and DR 10/Pois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7DT15H5M36S</meta:editing-duration>
    <meta:editing-cycles>24</meta:editing-cycles>
    <meta:generator>LibreOffice/5.0.5.2$Windows_x86 LibreOffice_project/55b006a02d247b5f7215fc6ea0fde844b30035b3</meta:generator>
    <dc:date>2016-04-22T01:14:05.609000000</dc:date>
    <meta:document-statistic meta:table-count="0" meta:image-count="0" meta:object-count="0" meta:page-count="1" meta:paragraph-count="96" meta:word-count="3626" meta:character-count="20704" meta:non-whitespace-character-count="17196"/>
    <meta:user-defined meta:name="Info 1"/>
    <meta:user-defined meta:name="Info 2"/>
    <meta:user-defined meta:name="Info 3"/>
    <meta:user-defined meta:name="Info 4"/>
  </office:meta>
</office:document-meta>
</file>